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d685" officeooo:paragraph-rsid="0000d685"/>
    </style:style>
    <style:style style:name="T1" style:family="text">
      <style:text-properties officeooo:rsid="000264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ueba GIT <text:span text:style-name="T1">shhh esto sera el cuarto comit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2:19:35.165235185</meta:creation-date>
    <dc:date>2017-09-15T12:31:23.368709386</dc:date>
    <meta:editing-duration>PT4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8" meta:character-count="41" meta:non-whitespace-character-count="34"/>
  </office:meta>
</office:document-meta>
</file>